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6.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76cm" fo:min-width="0.5cm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3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4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cm" svg:height="1.25cm" svg:x="1.75cm" svg:y="1.5cm">
          <draw:text-box>
            <text:p text:style-name="P1">BankAccount FlowChart</text:p>
          </draw:text-box>
        </draw:frame>
        <draw:custom-shape draw:style-name="gr2" draw:text-style-name="P1" draw:layer="layout" svg:width="7cm" svg:height="1.75cm" svg:x="7.5cm" svg:y="3.75cm">
          <text:p text:style-name="P1">Are you a new user?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5cm" svg:y1="5.75cm" svg:x2="10.75cm" svg:y2="7.25cm">
          <text:p/>
        </draw:line>
        <draw:custom-shape draw:style-name="gr4" draw:text-style-name="P1" draw:layer="layout" svg:width="2cm" svg:height="2.25cm" svg:x="9.7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0.75cm" svg:y1="9.5cm" svg:x2="10.75cm" svg:y2="11cm">
          <text:p/>
        </draw:line>
        <draw:line draw:style-name="gr6" draw:text-style-name="P3" draw:layer="layout" svg:x1="11.75cm" svg:y1="8.4cm" svg:x2="13.75cm" svg:y2="8.4cm">
          <text:p/>
        </draw:line>
        <draw:frame draw:style-name="gr7" draw:text-style-name="P4" draw:layer="layout" svg:width="1.75cm" svg:height="0.962cm" svg:x="11.75cm" svg:y="7.038cm">
          <draw:text-box>
            <text:p>No</text:p>
          </draw:text-box>
        </draw:frame>
        <draw:frame draw:style-name="gr8" draw:text-style-name="P4" draw:layer="layout" svg:width="2cm" svg:height="1cm" svg:x="11cm" svg:y="9.75cm">
          <draw:text-box>
            <text:p>Yes</text:p>
          </draw:text-box>
        </draw:frame>
        <draw:custom-shape draw:style-name="gr9" draw:text-style-name="P1" draw:layer="layout" svg:width="5.5cm" svg:height="2.25cm" svg:x="14cm" svg:y="7.25cm">
          <text:p text:style-name="P1">Enter full name</text:p>
          <text:p text:style-name="P1">Enter PIN #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2cm" svg:x="8.75cm" svg:y="11.25cm">
          <text:p text:style-name="P1">Enter you PI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75cm" svg:y1="13.5cm" svg:x2="10.75cm" svg:y2="15.5cm">
          <text:p/>
        </draw:line>
        <draw:custom-shape draw:style-name="gr12" draw:text-style-name="P1" draw:layer="layout" svg:width="4.75cm" svg:height="2cm" svg:x="8.5cm" svg:y="18.25cm">
          <text:p text:style-name="P1">Welcome user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1cm" svg:y1="20.5cm" svg:x2="11cm" svg:y2="22.5cm">
          <text:p/>
        </draw:line>
        <draw:custom-shape draw:style-name="gr14" draw:text-style-name="P1" draw:layer="layout" svg:width="5cm" svg:height="3cm" svg:x="8.5cm" svg:y="23cm">
          <text:p text:style-name="P1">Show menu:</text:p>
          <text:p text:style-name="P1">Deposit</text:p>
          <text:p text:style-name="P1">Withdraw</text:p>
          <text:p text:style-name="P1">Balance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6.5cm" svg:y1="9.75cm" svg:x2="16.5cm" svg:y2="11.25cm">
          <text:p/>
        </draw:line>
        <draw:custom-shape draw:style-name="gr16" draw:text-style-name="P1" draw:layer="layout" svg:width="4.25cm" svg:height="2.25cm" svg:x="14.5cm" svg:y="11.25cm">
          <text:p text:style-name="P1">Enter user into</text:p>
          <text:p text:style-name="P1">JSON fil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5cm" svg:height="2cm" svg:x="8.25cm" svg:y="15.5cm">
          <text:p text:style-name="P1">Get user info</text:p>
          <text:p text:style-name="P1">From JSON fi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6T00:42:09.361000000</meta:creation-date>
    <meta:generator>LibreOffice/7.0.1.2$Windows_X86_64 LibreOffice_project/7cbcfc562f6eb6708b5ff7d7397325de9e764452</meta:generator>
    <dc:date>2020-10-06T00:54:59.668000000</dc:date>
    <meta:editing-duration>PT2M18S</meta:editing-duration>
    <meta:editing-cycles>2</meta:editing-cycles>
    <meta:document-statistic meta:object-count="17"/>
  </office:meta>
</office:document-meta>
</file>